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005b" officeooo:paragraph-rsid="0017005b" style:font-size-asian="14pt" style:font-size-complex="16pt"/>
    </style:style>
    <style:style style:name="P2" style:family="paragraph" style:parent-style-name="Standard">
      <style:text-properties fo:font-size="16pt" officeooo:rsid="0017283c" officeooo:paragraph-rsid="0017283c" style:font-size-asian="14pt" style:font-size-complex="16pt"/>
    </style:style>
    <style:style style:name="P3" style:family="paragraph" style:parent-style-name="Standard">
      <style:text-properties fo:font-size="16pt" officeooo:rsid="00185100" officeooo:paragraph-rsid="00185100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i;</text:p>
      <text:p text:style-name="P1"><text:tab/> <text:s text:c="3"/>for(i=1;i&lt;=5;i++)</text:p>
      <text:p text:style-name="P1"><text:tab/> <text:s text:c="3"/>{</text:p>
      <text:p text:style-name="P1"><text:tab/> <text:s text:c="7"/>printf("MySirG\n");</text:p>
      <text:p text:style-name="P1"><text:tab/> <text:s text:c="3"/>}</text:p>
      <text:p text:style-name="P1"><text:tab/> <text:s text:c="3"/>return 0;</text:p>
      <text:p text:style-name="P1"><text:tab/>}</text:p>
      <text:p text:style-name="P1"/>
      <text:p text:style-name="P1"/>
      <text:p text:style-name="P2">2.<text:tab/>#include&lt;stdio.h&gt;</text:p>
      <text:p text:style-name="P2"><text:tab/>int main()</text:p>
      <text:p text:style-name="P2"><text:tab/>{</text:p>
      <text:p text:style-name="P2"><text:tab/> <text:s text:c="3"/>int i=1;</text:p>
      <text:p text:style-name="P2"><text:tab/> <text:s text:c="3"/>for(i=1;i&lt;11;i++)</text:p>
      <text:p text:style-name="P2"><text:tab/> <text:s text:c="3"/>{</text:p>
      <text:p text:style-name="P2"><text:tab/> <text:s text:c="7"/>printf("%d <text:s/>",i);</text:p>
      <text:p text:style-name="P2"><text:tab/> <text:s text:c="3"/>}</text:p>
      <text:p text:style-name="P2"><text:tab/> <text:s text:c="3"/>printf("\n");</text:p>
      <text:p text:style-name="P2"><text:tab/> <text:s text:c="3"/>return 0;</text:p>
      <text:p text:style-name="P2"><text:tab/>}</text:p>
      <text:p text:style-name="P2"/>
      <text:p text:style-name="P2"/>
      <text:p text:style-name="P2">3.<text:tab/>#include&lt;stdio.h&gt;</text:p>
      <text:p text:style-name="P2"><text:tab/>int main()</text:p>
      <text:p text:style-name="P2"><text:tab/>{</text:p>
      <text:p text:style-name="P2"><text:tab/> <text:s text:c="3"/>int i;</text:p>
      <text:p text:style-name="P2"><text:tab/> <text:s text:c="3"/>for(i=10;i&gt;0;i--)</text:p>
      <text:p text:style-name="P2"><text:tab/> <text:s text:c="3"/>{</text:p>
      <text:p text:style-name="P2"><text:tab/> <text:s text:c="7"/>printf("%d <text:s/>",i);</text:p>
      <text:p text:style-name="P2"><text:tab/> <text:s text:c="3"/>}</text:p>
      <text:p text:style-name="P2"><text:tab/> <text:s text:c="3"/>printf("\n");</text:p>
      <text:p text:style-name="P2"><text:tab/> <text:s text:c="3"/>return 0;</text:p>
      <text:p text:style-name="P2"><text:tab/>}</text:p>
      <text:p text:style-name="P2"/>
      <text:p text:style-name="P2"/>
      <text:p text:style-name="P2"/>
      <text:p text:style-name="P2"><text:soft-page-break/>4.<text:tab/>#include&lt;stdio.h&gt;</text:p>
      <text:p text:style-name="P2"><text:tab/>int main()</text:p>
      <text:p text:style-name="P2"><text:tab/>{</text:p>
      <text:p text:style-name="P2"><text:tab/> <text:s text:c="3"/>int i;</text:p>
      <text:p text:style-name="P2"><text:tab/> <text:s text:c="3"/>for(i=1;i&lt;20;i=i+2)</text:p>
      <text:p text:style-name="P2"><text:tab/> <text:s text:c="3"/>{</text:p>
      <text:p text:style-name="P2"><text:tab/> <text:s text:c="7"/>printf("%d <text:s/>",i);</text:p>
      <text:p text:style-name="P2"><text:tab/> <text:s text:c="3"/>}</text:p>
      <text:p text:style-name="P2"><text:tab/> <text:s text:c="3"/>printf("\n");</text:p>
      <text:p text:style-name="P2"><text:tab/> <text:s text:c="3"/>return 0;</text:p>
      <text:p text:style-name="P2"><text:tab/>}</text:p>
      <text:p text:style-name="P2"/>
      <text:p text:style-name="P3">5.<text:tab/>#include&lt;stdio.h&gt;</text:p>
      <text:p text:style-name="P3"><text:tab/>int main()</text:p>
      <text:p text:style-name="P3"><text:tab/>{</text:p>
      <text:p text:style-name="P3"><text:tab/> <text:s text:c="3"/>int i;</text:p>
      <text:p text:style-name="P3"><text:tab/> <text:s text:c="3"/>for(i=19;i&gt;0;i=i-2)</text:p>
      <text:p text:style-name="P3"><text:tab/> <text:s text:c="3"/>{</text:p>
      <text:p text:style-name="P3"><text:tab/> <text:s text:c="7"/>printf("%d <text:s/>",i);</text:p>
      <text:p text:style-name="P3"><text:tab/> <text:s text:c="3"/>}</text:p>
      <text:p text:style-name="P3"><text:tab/> <text:s text:c="3"/>printf("\n");</text:p>
      <text:p text:style-name="P3"><text:tab/> <text:s text:c="3"/>return 0;</text:p>
      <text:p text:style-name="P3"><text:tab/>}</text:p>
      <text:p text:style-name="P3"/>
      <text:p text:style-name="P3">6.<text:tab/>#include&lt;stdio.h&gt;</text:p>
      <text:p text:style-name="P3"><text:tab/>int main()</text:p>
      <text:p text:style-name="P3"><text:tab/>{</text:p>
      <text:p text:style-name="P3"><text:tab/> <text:s text:c="3"/>int i;</text:p>
      <text:p text:style-name="P3"><text:tab/> <text:s text:c="3"/>for(i=2;i&lt;21;i=i+2)</text:p>
      <text:p text:style-name="P3"><text:tab/> <text:s text:c="3"/>{</text:p>
      <text:p text:style-name="P3"><text:tab/> <text:s text:c="7"/>printf("%d <text:s/>",i);</text:p>
      <text:p text:style-name="P3"><text:tab/> <text:s text:c="3"/>}</text:p>
      <text:p text:style-name="P3"><text:tab/> <text:s text:c="3"/>printf("\n");</text:p>
      <text:p text:style-name="P3"><text:tab/> <text:s text:c="3"/>return 0;</text:p>
      <text:p text:style-name="P3"><text:tab/>}</text:p>
      <text:p text:style-name="P3"/>
      <text:p text:style-name="P3"/>
      <text:p text:style-name="P3"/>
      <text:p text:style-name="P3"/>
      <text:p text:style-name="P3"><text:soft-page-break/>7.<text:tab/>#include&lt;stdio.h&gt;</text:p>
      <text:p text:style-name="P3"><text:tab/>int main()</text:p>
      <text:p text:style-name="P3"><text:tab/>{</text:p>
      <text:p text:style-name="P3"><text:tab/> <text:s text:c="3"/>int i;</text:p>
      <text:p text:style-name="P3"><text:tab/> <text:s text:c="3"/>for(i=20;i&gt;0;i=i-2)</text:p>
      <text:p text:style-name="P3"><text:tab/> <text:s text:c="3"/>{</text:p>
      <text:p text:style-name="P3"><text:tab/> <text:s text:c="7"/>printf("%d <text:s/>",i);</text:p>
      <text:p text:style-name="P3"><text:tab/> <text:s text:c="3"/>}</text:p>
      <text:p text:style-name="P3"><text:tab/> <text:s text:c="3"/>printf("\n");</text:p>
      <text:p text:style-name="P3"><text:tab/> <text:s text:c="3"/>return 0;</text:p>
      <text:p text:style-name="P3"><text:tab/>}</text:p>
      <text:p text:style-name="P3"/>
      <text:p text:style-name="P3"/>
      <text:p text:style-name="P3">8.<text:tab/>#include&lt;stdio.h&gt;</text:p>
      <text:p text:style-name="P3"><text:tab/>int main()</text:p>
      <text:p text:style-name="P3"><text:tab/>{</text:p>
      <text:p text:style-name="P3"><text:tab/> <text:s text:c="3"/>int i;</text:p>
      <text:p text:style-name="P3"><text:tab/> <text:s text:c="3"/>for(i=1;i&lt;=10;i++)</text:p>
      <text:p text:style-name="P3"><text:tab/> <text:s text:c="3"/>{</text:p>
      <text:p text:style-name="P3"><text:tab/> <text:s text:c="7"/>printf("%d <text:s/>",i*i);</text:p>
      <text:p text:style-name="P3"><text:tab/> <text:s text:c="3"/>}</text:p>
      <text:p text:style-name="P3"><text:tab/> <text:s text:c="3"/>printf("\n");</text:p>
      <text:p text:style-name="P3"><text:tab/> <text:s text:c="3"/>return 0;</text:p>
      <text:p text:style-name="P3"><text:tab/>}</text:p>
      <text:p text:style-name="P3"/>
      <text:p text:style-name="P3"/>
      <text:p text:style-name="P3"/>
      <text:p text:style-name="P3">9.<text:tab/>#include&lt;stdio.h&gt;</text:p>
      <text:p text:style-name="P3"><text:tab/>int main()</text:p>
      <text:p text:style-name="P3"><text:tab/>{</text:p>
      <text:p text:style-name="P3"><text:tab/> <text:s text:c="3"/>int i;</text:p>
      <text:p text:style-name="P3"><text:tab/> <text:s text:c="3"/>for(i=1;i&lt;=10;i++)</text:p>
      <text:p text:style-name="P3"><text:tab/> <text:s text:c="3"/>{</text:p>
      <text:p text:style-name="P3"><text:tab/> <text:s text:c="7"/>printf("%d <text:s/>",i*i*i);</text:p>
      <text:p text:style-name="P3"><text:tab/> <text:s text:c="3"/>}</text:p>
      <text:p text:style-name="P3"><text:tab/> <text:s text:c="3"/>printf("\n");</text:p>
      <text:p text:style-name="P3"><text:tab/> <text:s text:c="3"/>return 0;</text:p>
      <text:p text:style-name="P3"><text:tab/>}</text:p>
      <text:p text:style-name="P3"/>
      <text:p text:style-name="P3"><text:soft-page-break/>10.<text:tab/>#include&lt;stdio.h&gt;</text:p>
      <text:p text:style-name="P3"><text:tab/>int main()</text:p>
      <text:p text:style-name="P3"><text:tab/>{</text:p>
      <text:p text:style-name="P3"><text:tab/> <text:s text:c="3"/>int i;</text:p>
      <text:p text:style-name="P3"><text:tab/> <text:s text:c="3"/>for(i=1;i&lt;=10;i++)</text:p>
      <text:p text:style-name="P3"><text:tab/> <text:s text:c="3"/>{</text:p>
      <text:p text:style-name="P3"><text:tab/> <text:s text:c="7"/>printf("%d <text:s/>",i*5);</text:p>
      <text:p text:style-name="P3"><text:tab/> <text:s text:c="3"/>}</text:p>
      <text:p text:style-name="P3"><text:tab/> <text:s text:c="3"/>printf("\n");</text:p>
      <text:p text:style-name="P3"><text:tab/> <text:s text:c="3"/>return 0;</text:p>
      <text:p text:style-name="P3"><text:tab/>}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21:11:57.629076761</meta:creation-date>
    <dc:date>2022-07-16T21:53:29.798574397</dc:date>
    <meta:editing-duration>PT10M58S</meta:editing-duration>
    <meta:editing-cycles>1</meta:editing-cycles>
    <meta:document-statistic meta:table-count="0" meta:image-count="0" meta:object-count="0" meta:page-count="4" meta:paragraph-count="109" meta:word-count="159" meta:character-count="1386" meta:non-whitespace-character-count="913"/>
    <meta:generator>LibreOffice/6.4.7.2$Linux_X86_64 LibreOffice_project/40$Build-2</meta:generator>
  </office:meta>
</office:document-meta>
</file>